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Lettre de motivation pour l’atelier Icare<text:bookmark-end text:name="header-n0"/></text:h>
      <text:p text:style-name="First_20_paragraph"/>
      <text:p text:style-name="Text_20_body">Ce document est une lettre de motivation pour l’atelier Ic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